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102888" officeooo:paragraph-rsid="00102888"/>
    </style:style>
    <style:style style:name="P2" style:family="paragraph" style:parent-style-name="Standard">
      <style:paragraph-properties fo:text-align="justify" style:justify-single-word="false"/>
      <style:text-properties fo:color="#000000" style:font-name="Liberation Serif" officeooo:paragraph-rsid="002bb59a"/>
    </style:style>
    <style:style style:name="P3" style:family="paragraph" style:parent-style-name="Standard">
      <style:paragraph-properties fo:text-align="justify" style:justify-single-word="false"/>
      <style:text-properties officeooo:paragraph-rsid="001db86e"/>
    </style:style>
    <style:style style:name="P4" style:family="paragraph" style:parent-style-name="Standard">
      <style:paragraph-properties fo:text-align="justify" style:justify-single-word="false"/>
      <style:text-properties officeooo:paragraph-rsid="003462d6"/>
    </style:style>
    <style:style style:name="P5" style:family="paragraph" style:parent-style-name="Standard">
      <style:paragraph-properties fo:text-align="justify" style:justify-single-word="false"/>
      <style:text-properties officeooo:paragraph-rsid="00355148"/>
    </style:style>
    <style:style style:name="P6" style:family="paragraph" style:parent-style-name="Standard">
      <style:paragraph-properties fo:text-align="justify" style:justify-single-word="false"/>
      <style:text-properties officeooo:paragraph-rsid="00267cb0"/>
    </style:style>
    <style:style style:name="P7" style:family="paragraph" style:parent-style-name="Standard">
      <style:paragraph-properties fo:text-align="justify" style:justify-single-word="false"/>
      <style:text-properties officeooo:rsid="001245a5" officeooo:paragraph-rsid="001245a5"/>
    </style:style>
    <style:style style:name="P8" style:family="paragraph" style:parent-style-name="Standard">
      <style:paragraph-properties fo:text-align="justify" style:justify-single-word="false"/>
      <style:text-properties fo:font-weight="bold" officeooo:rsid="001658f9" officeooo:paragraph-rsid="001658f9" style:font-weight-asian="bold" style:font-weight-complex="bold"/>
    </style:style>
    <style:style style:name="P9" style:family="paragraph" style:parent-style-name="Standard">
      <style:paragraph-properties fo:text-align="justify" style:justify-single-word="false"/>
      <style:text-properties fo:font-weight="bold" officeooo:rsid="001658f9" officeooo:paragraph-rsid="001db86e" style:font-weight-asian="bold" style:font-weight-complex="bold"/>
    </style:style>
    <style:style style:name="P10" style:family="paragraph" style:parent-style-name="Standard">
      <style:paragraph-properties fo:text-align="justify" style:justify-single-word="false"/>
      <style:text-properties officeooo:paragraph-rsid="003107ab" fo:background-color="#afd095"/>
    </style:style>
    <style:style style:name="P11" style:family="paragraph" style:parent-style-name="Standard">
      <style:paragraph-properties fo:text-align="justify" style:justify-single-word="false"/>
      <style:text-properties officeooo:paragraph-rsid="0028b02d" fo:background-color="#afd095"/>
    </style:style>
    <style:style style:name="P12" style:family="paragraph" style:parent-style-name="Standard">
      <style:paragraph-properties fo:text-align="justify" style:justify-single-word="false"/>
      <style:text-properties officeooo:rsid="000e92eb" officeooo:paragraph-rsid="000e92eb" fo:background-color="#afd095"/>
    </style:style>
    <style:style style:name="P13" style:family="paragraph" style:parent-style-name="Standard">
      <style:paragraph-properties fo:text-align="justify" style:justify-single-word="false"/>
      <style:text-properties officeooo:rsid="00102888" officeooo:paragraph-rsid="00102888" fo:background-color="#afd095"/>
    </style:style>
    <style:style style:name="P14" style:family="paragraph" style:parent-style-name="Standard">
      <style:paragraph-properties fo:text-align="justify" style:justify-single-word="false"/>
      <style:text-properties officeooo:rsid="00102888" officeooo:paragraph-rsid="00355148" fo:background-color="#afd095"/>
    </style:style>
    <style:style style:name="P15" style:family="paragraph" style:parent-style-name="Standard">
      <style:paragraph-properties fo:text-align="justify" style:justify-single-word="false"/>
      <style:text-properties officeooo:rsid="00102888" officeooo:paragraph-rsid="00237fd3" fo:background-color="#afd095"/>
    </style:style>
    <style:style style:name="P16" style:family="paragraph" style:parent-style-name="Standard">
      <style:paragraph-properties fo:text-align="justify" style:justify-single-word="false"/>
      <style:text-properties style:font-name="Calibri" fo:font-size="11pt" fo:language="en" fo:country="GB" officeooo:rsid="00102888" officeooo:paragraph-rsid="00102888" style:font-size-asian="11pt"/>
    </style:style>
    <style:style style:name="P17" style:family="paragraph" style:parent-style-name="Standard">
      <style:paragraph-properties fo:text-align="justify" style:justify-single-word="false"/>
      <style:text-properties style:font-name="Calibri" fo:font-size="11pt" fo:language="en" fo:country="GB" officeooo:rsid="00102888" officeooo:paragraph-rsid="00102888" fo:background-color="#ffffd7" style:font-size-asian="11pt"/>
    </style:style>
    <style:style style:name="P18" style:family="paragraph" style:parent-style-name="Standard">
      <style:paragraph-properties fo:margin-top="0cm" fo:margin-bottom="0.353cm" loext:contextual-spacing="false" fo:orphans="0" fo:widows="0"/>
      <style:text-properties style:font-name="Calibri" fo:font-size="11pt" fo:language="en" fo:country="GB" fo:background-color="#ffffd7" style:font-size-asian="11pt"/>
    </style:style>
    <style:style style:name="P19" style:family="paragraph" style:parent-style-name="Standard">
      <style:paragraph-properties fo:text-align="justify" style:justify-single-word="false"/>
      <style:text-properties officeooo:rsid="003c1ba5" officeooo:paragraph-rsid="003c1ba5" fo:background-color="#afd095"/>
    </style:style>
    <style:style style:name="P20" style:family="paragraph" style:parent-style-name="Standard">
      <style:paragraph-properties fo:text-align="justify" style:justify-single-word="false"/>
      <style:text-properties officeooo:paragraph-rsid="002bb59a"/>
    </style:style>
    <style:style style:name="P21" style:family="paragraph" style:parent-style-name="Standard">
      <style:paragraph-properties fo:text-align="justify" style:justify-single-word="false"/>
      <style:text-properties officeooo:paragraph-rsid="0042b819"/>
    </style:style>
    <style:style style:name="P22" style:family="paragraph" style:parent-style-name="Standard">
      <style:paragraph-properties fo:text-align="justify" style:justify-single-word="false"/>
      <style:text-properties officeooo:paragraph-rsid="0044e5fd"/>
    </style:style>
    <style:style style:name="P23" style:family="paragraph" style:parent-style-name="Standard">
      <style:paragraph-properties fo:text-align="justify" style:justify-single-word="false"/>
      <style:text-properties officeooo:paragraph-rsid="00481c5b"/>
    </style:style>
    <style:style style:name="P24" style:family="paragraph" style:parent-style-name="Standard">
      <style:paragraph-properties fo:margin-top="0cm" fo:margin-bottom="0.353cm" loext:contextual-spacing="false" fo:orphans="0" fo:widows="0"/>
      <style:text-properties style:font-name="Calibri" fo:font-size="11pt" fo:language="en" fo:country="GB" fo:background-color="#ffffd7" style:font-size-asian="11pt"/>
    </style:style>
    <style:style style:name="T1" style:family="text">
      <style:text-properties fo:font-weight="bold" officeooo:rsid="000e92eb" style:font-weight-asian="bold" style:font-weight-complex="bold"/>
    </style:style>
    <style:style style:name="T2" style:family="text">
      <style:text-properties officeooo:rsid="001db86e"/>
    </style:style>
    <style:style style:name="T3" style:family="text">
      <style:text-properties fo:font-variant="normal" fo:text-transform="none" fo:color="#000000" style:font-name="Liberation Serif" fo:font-size="12pt" fo:letter-spacing="normal" fo:font-style="normal" fo:font-weight="normal"/>
    </style:style>
    <style:style style:name="T4" style:family="text">
      <style:text-properties fo:font-variant="normal" fo:text-transform="none" fo:color="#000000" style:font-name="Liberation Serif" fo:font-size="12pt" fo:letter-spacing="normal" fo:font-style="normal" fo:font-weight="normal" officeooo:rsid="002f2c0c"/>
    </style:style>
    <style:style style:name="T5" style:family="text">
      <style:text-properties fo:font-variant="normal" fo:text-transform="none" fo:color="#000000" style:font-name="Liberation Serif" fo:font-size="12pt" fo:letter-spacing="normal" fo:font-style="normal" fo:font-weight="normal" fo:background-color="#afd095" loext:char-shading-value="0"/>
    </style:style>
    <style:style style:name="T6" style:family="text">
      <style:text-properties fo:font-variant="normal" fo:text-transform="none" fo:color="#000000" style:font-name="Liberation Serif" fo:font-size="12pt" fo:letter-spacing="normal" fo:font-style="normal" fo:font-weight="normal" officeooo:rsid="003462d6" fo:background-color="#afd095" loext:char-shading-value="0"/>
    </style:style>
    <style:style style:name="T7" style:family="text">
      <style:text-properties fo:font-variant="normal" fo:text-transform="none" fo:color="#000000" style:font-name="Liberation Serif" fo:font-size="12pt" fo:letter-spacing="normal" fo:font-style="normal" fo:font-weight="normal" officeooo:rsid="002bb59a" fo:background-color="#afd095" loext:char-shading-value="0"/>
    </style:style>
    <style:style style:name="T8" style:family="text">
      <style:text-properties fo:font-variant="normal" fo:text-transform="none" fo:color="#000000" style:font-name="Liberation Serif" fo:font-size="12pt" fo:letter-spacing="normal" fo:font-style="normal" fo:font-weight="normal" officeooo:rsid="002f2c0c" fo:background-color="#afd095" loext:char-shading-value="0"/>
    </style:style>
    <style:style style:name="T9" style:family="text">
      <style:text-properties fo:font-variant="normal" fo:text-transform="none" fo:color="#000000" style:font-name="Liberation Serif" fo:font-size="12pt" fo:letter-spacing="normal" fo:font-style="normal" fo:font-weight="normal" officeooo:rsid="00481c5b" fo:background-color="#afd095" loext:char-shading-value="0"/>
    </style:style>
    <style:style style:name="T10" style:family="text">
      <style:text-properties style:font-name="Liberation Serif" officeooo:rsid="003462d6" fo:background-color="#afd095" loext:char-shading-value="0"/>
    </style:style>
    <style:style style:name="T11" style:family="text">
      <style:text-properties style:font-name="Liberation Serif" officeooo:rsid="00102888" fo:background-color="#afd095" loext:char-shading-value="0"/>
    </style:style>
    <style:style style:name="T12" style:family="text">
      <style:text-properties officeooo:rsid="002f2c0c"/>
    </style:style>
    <style:style style:name="T13" style:family="text">
      <style:text-properties fo:color="#000000" style:font-name="Liberation Serif"/>
    </style:style>
    <style:style style:name="T14" style:family="text">
      <style:text-properties fo:color="#000000" style:font-name="Liberation Serif" officeooo:rsid="002f2c0c"/>
    </style:style>
    <style:style style:name="T15" style:family="text">
      <style:text-properties fo:color="#000000" style:font-name="Liberation Serif" fo:background-color="#afd095" loext:char-shading-value="0"/>
    </style:style>
    <style:style style:name="T16" style:family="text">
      <style:text-properties officeooo:rsid="000e92eb"/>
    </style:style>
    <style:style style:name="T17" style:family="text">
      <style:text-properties fo:background-color="#afd095" loext:char-shading-value="0"/>
    </style:style>
    <style:style style:name="T18" style:family="text">
      <style:text-properties officeooo:rsid="001db86e" fo:background-color="#afd095" loext:char-shading-value="0"/>
    </style:style>
    <style:style style:name="T19" style:family="text">
      <style:text-properties officeooo:rsid="0033a958" fo:background-color="#afd095" loext:char-shading-value="0"/>
    </style:style>
    <style:style style:name="T20" style:family="text">
      <style:text-properties officeooo:rsid="003462d6" fo:background-color="#afd095" loext:char-shading-value="0"/>
    </style:style>
    <style:style style:name="T21" style:family="text">
      <style:text-properties officeooo:rsid="00102888" fo:background-color="#afd095" loext:char-shading-value="0"/>
    </style:style>
    <style:style style:name="T22" style:family="text">
      <style:text-properties officeooo:rsid="00355148" fo:background-color="#afd095" loext:char-shading-value="0"/>
    </style:style>
    <style:style style:name="T23" style:family="text">
      <style:text-properties officeooo:rsid="003735e2" fo:background-color="#afd095" loext:char-shading-value="0"/>
    </style:style>
    <style:style style:name="T24" style:family="text">
      <style:text-properties officeooo:rsid="003c1ba5" fo:background-color="#afd095" loext:char-shading-value="0"/>
    </style:style>
    <style:style style:name="T25" style:family="text">
      <style:text-properties officeooo:rsid="003e6075" fo:background-color="#afd095" loext:char-shading-value="0"/>
    </style:style>
    <style:style style:name="T26" style:family="text">
      <style:text-properties officeooo:rsid="001fd9ee" fo:background-color="#afd095" loext:char-shading-value="0"/>
    </style:style>
    <style:style style:name="T27" style:family="text">
      <style:text-properties officeooo:rsid="004036e3" fo:background-color="#afd095" loext:char-shading-value="0"/>
    </style:style>
    <style:style style:name="T28" style:family="text">
      <style:text-properties officeooo:rsid="002c1d4b" fo:background-color="#afd095" loext:char-shading-value="0"/>
    </style:style>
    <style:style style:name="T29" style:family="text">
      <style:text-properties officeooo:rsid="00424b10" fo:background-color="#afd095" loext:char-shading-value="0"/>
    </style:style>
    <style:style style:name="T30" style:family="text">
      <style:text-properties officeooo:rsid="00435973" fo:background-color="#afd095" loext:char-shading-value="0"/>
    </style:style>
    <style:style style:name="T31" style:family="text">
      <style:text-properties officeooo:rsid="0044e5fd" fo:background-color="#afd095" loext:char-shading-value="0"/>
    </style:style>
    <style:style style:name="T32" style:family="text">
      <style:text-properties officeooo:rsid="00481c5b" fo:background-color="#afd095" loext:char-shading-value="0"/>
    </style:style>
    <style:style style:name="T33" style:family="text">
      <style:text-properties officeooo:rsid="0043597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text:s text:c="2"/>Introduction :</text:span><text:span text:style-name="T16"> We often see IT as a separate and segregated discipline which interacts in an obscure way with the concrete world, so, we decided to talk about its concrete applications. Since many decades, IT has brought its expertise at the service of several circles. A well-known area that affects us all in different ways is the health sector and by extension the sports community. Even if computer science applications on it may seem discreet, they are very real and concrete, so, we’ll speak about its major impacts and consequences in these domains.</text:span></text:p>
      <text:p text:style-name="P12"/>
      <text:p text:style-name="P4"><text:span text:style-name="T18">First, we’ll focus on computer science in sports competitions (</text:span><text:span text:style-name="T19">its history, when it started and how algorithms </text:span><text:span text:style-name="T18">allow to give ever more precise measurements for records). But it </text:span><text:span text:style-name="T20">also </text:span><text:span text:style-name="T18">seems interesting to us to linger a bit on </text:span><text:span text:style-name="T20">prosthesis technologies even if it dev</text:span><text:span text:style-name="T10">iates </text:span><text:span text:style-name="T6">slightly </text:span><text:span text:style-name="T10">f</text:span><text:span text:style-name="T20">rom IT, it's still tech’</text:span></text:p>
      <text:p text:style-name="P13"/>
      <text:p text:style-name="P15">After that, we’ll go through the field of health and see the direct impacts that IT can have on users and professionals. How data analysis gaves us an understanding of people’s daily life and what can be the vices of it.</text:p>
      <text:p text:style-name="P15"/>
      <text:p text:style-name="P19">So I'll leave you with Yani who will present this first part on IT in sport and I’ll come back for the topic on health</text:p>
      <text:p text:style-name="P7"><text:s/></text:p>
      <text:p text:style-name="P8"/>
      <text:p text:style-name="P8">Computer science in sport</text:p>
      <text:p text:style-name="P16"/>
      <text:p text:style-name="P17">It began in the mid-1960s where Statistical <text:s text:c="2"/>analysis <text:s text:c="2"/>and <text:s text:c="2"/>numerical <text:s text:c="2"/>calculations <text:s text:c="2"/>of <text:s text:c="2"/>biomechanical <text:s text:c="2"/>investigations <text:s text:c="2"/>were <text:s text:c="2"/>performed with the mainframe computers at that time. Modern biomechanics research depends heavily on the use of computer technology. (d'apres Charles University, Prague), Digital computer processing was an essential aspect of research involving visual procedures where large volumes of data must be handled. In order to perform a kinematic or kinetic analysis of human movement, the investigator typically simplifies the human body into a system of linked masses, the ends of each link being defined by anatomical landmarks. Once the masses, positions of the center of gravity, and vertical parameters of the system have been defined, a solution to various mechanical problems become possible.</text:p>
      <text:p text:style-name="P17">Subjects were filmed at speeds between 96 and 600 frames per sec with special cameras. The data obtained from the analysis of these videos were input to a FORTRAN program that enabled certain features of the movement to be analysed. The basic model used in the analysis involves the use of algorithms and matrix methods to the two-or three-dimensional equations of motion for the main kinematic pairs identified.</text:p>
      <text:p text:style-name="P17"/>
      <text:p text:style-name="P17">Computers in sport have also long been in use for information and documentation purposes. A <text:s/>historical <text:s/>survey <text:s/>of <text:s/>the <text:s/>International <text:s/>Association <text:s/>of <text:s/>Sports <text:s/>Information <text:s/>(in 1994) <text:s/>reports <text:s/>1967 <text:s/>as <text:s/>the <text:s/>year, <text:s/>where <text:s/>an <text:s/>automatic <text:s/>processing <text:s/>of <text:s/>sports <text:s/>documentation <text:s/>was <text:s/>first <text:s/>demonstrated on an IBM computer in Graz, Austria. </text:p>
      <text:p text:style-name="P18">During the last decades, Computer Science has become an important interdisciplinary partner for Sport Science. This is due to the fact that the use of data and media, the design of models, the <text:s/>analysis <text:s/>of <text:s/>systems <text:s/>etc. <text:s/>increasingly <text:s/>requiring <text:s/>the <text:s/>support <text:s/>of <text:s/>suitable <text:s/>tools <text:s/>and <text:s/>concepts <text:s/>which are developed and available in Computer Science. It is therefore not surprising that the Computer <text:s/>Science <text:s/>in <text:s/>Sport <text:s/>shows <text:s/>a <text:s/>prosperous <text:s/>evolution. <text:s/>National <text:s/>and <text:s/>international <text:s text:c="2"/>congresses <text:s text:c="2"/>were <text:s text:c="2"/>organized <text:s text:c="2"/>to <text:s text:c="2"/>provide <text:s text:c="2"/>platforms <text:s text:c="2"/>to <text:s text:c="2"/>exchange <text:s text:c="2"/>the <text:s text:c="2"/>latest <text:s text:c="2"/>experiences and ideas regarding to the use of Computer Science by supporting the development of theory and practice in sport. <text:s/></text:p>
      <text:p text:style-name="P18">In <text:s/>1995 , <text:s/>Germany,for <text:s/>example, Computer <text:s/>Science <text:s/>in <text:s/>Sport <text:s/>was <text:s/>established <text:s/>as <text:s/>section <text:s/>of <text:s/>the <text:s/>German <text:s/>Association <text:s/>for <text:s/>Sport <text:s/>Science <text:s/>representing <text:s/>900 <text:s/>sports scientists <text:s/>working <text:s/>on <text:s/>research <text:s/>and/or <text:s/>education. </text:p>
      <text:p text:style-name="P18">Another example of Computer science being used in Sports Science is in the area of gear and equipment used by athletes. Computer Science is used to determine how a body reacts with certain gear in different environments, then engineers use this data to improve gear quality for an athlete. This research eventually makes it way to consumers in terms of shoes, clothing, tracking tools, etc. </text:p>
      <text:p text:style-name="P18"><text:soft-page-break/>therefore during these last decades, Computer Science is used regularly to design new technologies that allow scientists to retrieve important data needed to analyse and interpret the players. This data has changed the world of sports in the last few decades. The information allows them to know how most humans react to certain nutrition limitations, weather interactions, stress, and much more! Then they use that information to improve how athletes play the game as well as how to improve on the human body in terms of their health. “The fact that the use of data and media, the design of models, the analysis of systems etc… increasingly requires the support of suitable tools and concepts which are developed and available in Computer .</text:p>
      <text:p text:style-name="P16"/>
      <text:p text:style-name="P1"/>
      <text:p text:style-name="P9">Computer science in <text:span text:style-name="T2">health</text:span></text:p>
      <text:p text:style-name="P9"/>
      <text:p text:style-name="P6"><text:span text:style-name="T21">For several years now, we have seen the development of many technologies in health. The most noticeable are obviously the consumer stuffs with smartwatches and tracking applications which records your physical activity. With growing use of smartwatches in the healthcare field, there have been considerable efforts to use v</text:span><text:span text:style-name="T24">arious</text:span><text:span text:style-name="T21"> smartwatch sensor data such as heart rates and body temperatures with the aim of improving healthcare services. </text:span></text:p>
      <text:p text:style-name="P14">This kind of thech’ is very interesting to allow people to manage and optimise they physical activities and nutrition. However, because the data collected from smartwatches usually contain sensitive user information there is a moral issues by allowing the acces of private data to companies. This is a real problem of confidentiality for all of us and a method capable of collecting individuals' sensitive data from smartwatches, while preserving privacy is today a moral necessity.</text:p>
      <text:p text:style-name="P5"><text:span text:style-name="T21">This is why there are many open source a</text:span><text:span text:style-name="T22">pplications w</text:span><text:span text:style-name="T25">hich do not record any data </text:span><text:span text:style-name="T22">but it’</text:span><text:span text:style-name="T23">s still</text:span><text:span text:style-name="T22"> methods for an advised public who </text:span><text:span text:style-name="T23">knows computer science.</text:span></text:p>
      <text:p text:style-name="P11"/>
      <text:p text:style-name="P20"><text:span text:style-name="T21">This example was for the general public, how</text:span><text:span text:style-name="T11"> </text:span><text:span text:style-name="T7">simply </text:span><text:span text:style-name="T11">use </text:span><text:span text:style-name="T21">computer science in the domain of health, but, this is not the major application which is made of these tech’ in the world. The field where computer science is today a necessary is probably the healthcare industry. This industry has generated large amount of data from record keeping, compliance and </text:span><text:span text:style-name="T17">patient related data. </text:span><text:span text:style-name="T26">In this world, it’s mandatory that these data should be digitized to improve the yield and quality of healthcare by minimizing the costs, it’s necessary that large volume of data generated should be analysed </text:span><text:span text:style-name="T17">effectively to answer new challenges </text:span><text:span text:style-name="T26">and pathologies</text:span><text:span text:style-name="T17">. </text:span><text:span text:style-name="T27">Also, in</text:span><text:span text:style-name="T17"> the field of software engineering, computers in healthcare are used to connect patients with doctors and to make the job of </text:span><text:span text:style-name="T28">healer more </text:span><text:span text:style-name="T17">efficient. Programmers are needed to write software</text:span><text:span text:style-name="T28">s</text:span><text:span text:style-name="T17"> for medical equipment and for hospital administration. This is a way to process, prevent and archive direct medical data </text:span><text:span text:style-name="T28">but computer science has also been harnessed for a few years to develop algorithms capable to make real diagnostic with AI. One can think of radiology where programs should support radiologists. We are not yet at a stage where machines replace human thought but they partly smooth and accelerate decisions.</text:span></text:p>
      <text:p text:style-name="P20"><text:span text:style-name="T28"/></text:p>
      <text:p text:style-name="P20"><text:span text:style-name="T28">Preventable deaths occur regularly in hospitals as a result of the failure to identify patient deterioration early enough.</text:span></text:p>
      <text:p text:style-name="P21"><text:span text:style-name="T28">In August 2007, the National Patient Safety Agency, </text:span><text:span text:style-name="T29">in england,</text:span><text:span text:style-name="T28"> issued a report on in-hospital deaths identifying the two most important actions which could be taken to improve patient safety: </text:span><text:span text:style-name="T29">first, </text:span><text:span text:style-name="T28">improve systems to resuscitate patients when they have cardiac arrests, </text:span><text:span text:style-name="T29">second,</text:span><text:span text:style-name="T28"> <text:s/>identify patients who are deteriorating and act early. This is the issue that interests us here with computer science. </text:span></text:p>
      <text:p text:style-name="P21"><text:span text:style-name="T28">There is increasing evidence that early detection of patient deterioration, followed by appropriate action, not only reduces preventable deaths but also reduces the numbers of cardiac arrests or unplanned admissions to the Intensive Care Unit.</text:span></text:p>
      <text:p text:style-name="P22"><text:span text:style-name="T31">Research carried out by the computer science departments at the University of Oxford over the last decade has shown that the integration of continuously-monitored parameters using data fusion can </text:span><text:soft-page-break/><text:span text:style-name="T31">provide early warning of adverse events. The data fusion systems are based on a probabilistic model learnt from datasets of vital signs acquired from representative groups of high-risk patients. The system alerts the nursing staff whenever the combination of vital sign parameters is indicative of physiological abnormality.</text:span></text:p>
      <text:p text:style-name="P22"><text:span text:style-name="T31"/></text:p>
      <text:p text:style-name="P23"><text:span text:style-name="T32">This kind of tech’ is typically an application of a highly useful computer science. </text:span><text:span text:style-name="T9">The people who know programming, data analysis or any other skill in IT</text:span><text:span text:style-name="T5"> are </text:span><text:span text:style-name="T8">today </text:span><text:span text:style-name="T5">needed to analyze clinical data and manage healthcare IT departments. The field of healthcare informatics is growing rapidly, and employment is expected to increase twice as fast in this industry as in other occupations.</text:span><text:span text:style-name="T15"> </text:span></text:p>
      <text:p text:style-name="P2"/>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27T12:56:14.979000000</meta:creation-date>
    <meta:generator>LibreOffice/6.3.2.2$Windows_X86_64 LibreOffice_project/98b30e735bda24bc04ab42594c85f7fd8be07b9c</meta:generator>
    <dc:date>2020-10-31T15:29:11.720000000</dc:date>
    <meta:editing-duration>PT5H31M15S</meta:editing-duration>
    <meta:editing-cycles>32</meta:editing-cycles>
    <meta:document-statistic meta:table-count="0" meta:image-count="0" meta:object-count="0" meta:page-count="3" meta:paragraph-count="23" meta:word-count="1397" meta:character-count="8908" meta:non-whitespace-character-count="7407"/>
  </office:meta>
</office:document-meta>
</file>